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5.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6.706cm"/>
    </style:style>
    <style:style style:name="co8" style:family="table-column">
      <style:table-column-properties fo:break-before="auto" style:column-width="2.607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6.047cm"/>
    </style:style>
    <style:style style:name="co11" style:family="table-column">
      <style:table-column-properties fo:break-before="auto" style:column-width="2.291cm"/>
    </style:style>
    <style:style style:name="co12" style:family="table-column">
      <style:table-column-properties fo:break-before="auto" style:column-width="2.177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646464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  <style:text-properties style:use-window-font-color="true"/>
    </style:style>
    <style:style style:name="ce8" style:family="table-cell" style:parent-style-name="Default">
      <style:table-cell-properties fo:background-color="#ceccef"/>
      <style:text-properties style:use-window-font-color="true"/>
    </style:style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 style:data-style-name="N84">
      <style:table-cell-properties fo:background-color="#ceccef"/>
      <style:text-properties style:use-window-font-color="true"/>
    </style:style>
    <style:style style:name="ce11" style:family="table-cell" style:parent-style-name="Default" style:data-style-name="N100">
      <style:table-cell-properties fo:background-color="#f7f0a7"/>
    </style:style>
    <style:style style:name="ce12" style:family="table-cell" style:parent-style-name="Default" style:data-style-name="N100">
      <style:table-cell-properties fo:background-color="#eaa94c"/>
      <style:text-properties fo:color="#000000"/>
    </style:style>
    <style:style style:name="ce13" style:family="table-cell" style:parent-style-name="Default" style:data-style-name="N100">
      <style:table-cell-properties fo:background-color="transparent"/>
      <style:text-properties fo:color="#646464"/>
    </style:style>
    <style:style style:name="ce14" style:family="table-cell" style:parent-style-name="Default" style:data-style-name="N100">
      <style:table-cell-properties fo:background-color="#ccffcc"/>
      <style:text-properties fo:color="#000000"/>
    </style:style>
    <style:style style:name="ce15" style:family="table-cell" style:parent-style-name="Default" style:data-style-name="N100">
      <style:table-cell-properties fo:background-color="transparent"/>
      <style:text-properties fo:color="#000000"/>
    </style:style>
    <style:style style:name="ce16" style:family="table-cell" style:parent-style-name="Default" style:data-style-name="N100">
      <style:table-cell-properties fo:background-color="#ffcc99"/>
      <style:text-properties fo:color="#000000"/>
    </style:style>
    <style:style style:name="ce17" style:family="table-cell" style:parent-style-name="Default" style:data-style-name="N100">
      <style:table-cell-properties fo:background-color="#faed56"/>
      <style:text-properties style:use-window-font-color="true"/>
    </style:style>
    <style:style style:name="ce18" style:family="table-cell" style:parent-style-name="Default" style:data-style-name="N100">
      <style:table-cell-properties fo:background-color="#ceccef"/>
      <style:text-properties style:use-window-font-color="true"/>
    </style:style>
    <style:style style:name="ce19" style:family="table-cell" style:parent-style-name="Default" style:data-style-name="N100">
      <style:table-cell-properties fo:background-color="transparent"/>
      <style:text-properties style:use-window-font-color="true"/>
    </style:style>
    <style:style style:name="ce20" style:family="table-cell" style:parent-style-name="Default" style:data-style-name="N100"/>
    <style:style style:name="ce21" style:family="table-cell" style:parent-style-name="Default">
      <style:text-properties style:use-window-font-color="tru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column table:style-name="co18" table:number-columns-repeated="768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1" office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get value</text:p>
          </table:table-cell>
          <table:table-cell table:style-name="ce2" table:number-columns-repeated="2"/>
          <table:table-cell table:style-name="ce12" office:value-type="string">
            <text:p>TST_FAMGETTYPEDVALUE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3"/>
          <table:table-cell table:style-name="ce13"/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style-name="ce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</text:p>
          </table:table-cell>
          <table:table-cell table:style-name="ce5" office:value-type="string">
            <text:p>Y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5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LONGTEX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</text:p>
          </table:table-cell>
          <table:table-cell table:style-name="ce5" office:value-type="string">
            <text:p>Y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6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ONEY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2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money</text:p>
          </table:table-cell>
          <table:table-cell table:style-name="ce5" table:formula="of:=[.H6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OUB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3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ouble("%.03f")</text:p>
          </table:table-cell>
          <table:table-cell table:style-name="ce5" table:formula="of:=[.H8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9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5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0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6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[.H11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HTMLTEX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7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[.H12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STAMP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8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13]+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REL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9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ocid("TST_FAMGETTYPEDVALUE")</text:p>
          </table:table-cell>
          <table:table-cell table:style-name="ce5" table:formula="of:=[.H14]+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0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5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O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1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color</text:p>
          </table:table-cell>
          <table:table-cell table:style-name="ce5" table:formula="of:=[.H16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S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2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7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"/>
          <table:table-cell table:style-name="ce5" office:value-type="string">
            <text:p>multiple=yes</text:p>
          </table:table-cell>
          <table:table-cell table:style-name="ce5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TEXT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18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S</text:p>
          </table:table-cell>
          <table:table-cell table:style-name="ce5" table:formula="of:=[.B19]" office:value-type="string" office:string-value="TST_T_TEXT">
            <text:p>TST_T_TEXT</text:p>
          </table:table-cell>
          <table:table-cell table:style-name="ce5" office:value-type="string">
            <text:p>A14</text:p>
          </table:table-cell>
          <table:table-cell table:style-name="ce5" office:value-type="string">
            <text:p>Y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9]+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0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ONEYS</text:p>
          </table:table-cell>
          <table:table-cell table:style-name="ce5" table:formula="of:=[.B21]" office:value-type="string" office:string-value="TST_ARRAY2">
            <text:p>TST_ARRAY2</text:p>
          </table:table-cell>
          <table:table-cell table:style-name="ce5" office:value-type="string">
            <text:p>A15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money</text:p>
          </table:table-cell>
          <table:table-cell table:style-name="ce5" table:formula="of:=[.H20]+10" office:value-type="float" office:value="160">
            <text:p>1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2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OUBLES</text:p>
          </table:table-cell>
          <table:table-cell table:style-name="ce5" table:formula="of:=[.B23]" office:value-type="string" office:string-value="TST_ARRAY3">
            <text:p>TST_ARRAY3</text:p>
          </table:table-cell>
          <table:table-cell table:style-name="ce5" office:value-type="string">
            <text:p>A16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ouble("%.03f")</text:p>
          </table:table-cell>
          <table:table-cell table:style-name="ce5" table:formula="of:=[.H22]+10" office:value-type="float" office:value="170">
            <text:p>1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INTS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4]+10" office:value-type="float" office:value="180">
            <text:p>1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S</text:p>
          </table:table-cell>
          <table:table-cell table:style-name="ce5" table:formula="of:=[.B25]" office:value-type="string" office:string-value="TST_T_INTS">
            <text:p>TST_T_INTS</text:p>
          </table:table-cell>
          <table:table-cell table:style-name="ce5" office:value-type="string">
            <text:p>A17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24]+10" office:value-type="float" office:value="180">
            <text:p>1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6]+10" office:value-type="float" office:value="190">
            <text:p>19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ATES</text:p>
          </table:table-cell>
          <table:table-cell table:style-name="ce5" table:formula="of:=[.B27]" office:value-type="string" office:string-value="TST_ARRAY5">
            <text:p>TST_ARRAY5</text:p>
          </table:table-cell>
          <table:table-cell table:style-name="ce5" office:value-type="string">
            <text:p>A18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26]+10" office:value-type="float" office:value="190">
            <text:p>1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8]+10" office:value-type="float" office:value="200">
            <text:p>2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S</text:p>
          </table:table-cell>
          <table:table-cell table:style-name="ce5" table:formula="of:=[.B29]" office:value-type="string" office:string-value="TST_ARRAY6">
            <text:p>TST_ARRAY6</text:p>
          </table:table-cell>
          <table:table-cell table:style-name="ce5" office:value-type="string">
            <text:p>A19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[.H28]+10" office:value-type="float" office:value="200">
            <text:p>2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0]+10" office:value-type="float" office:value="210">
            <text:p>2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HTMLTEXTS</text:p>
          </table:table-cell>
          <table:table-cell table:style-name="ce5" table:formula="of:=[.B31]" office:value-type="string" office:string-value="TST_ARRAY7">
            <text:p>TST_ARRAY7</text:p>
          </table:table-cell>
          <table:table-cell table:style-name="ce5" office:value-type="string">
            <text:p>A20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[.H30]+10" office:value-type="float" office:value="210">
            <text:p>2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2]+10" office:value-type="float" office:value="220">
            <text:p>2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STAMPS</text:p>
          </table:table-cell>
          <table:table-cell table:style-name="ce5" table:formula="of:=[.B33]" office:value-type="string" office:string-value="TST_ARRAY8">
            <text:p>TST_ARRAY8</text:p>
          </table:table-cell>
          <table:table-cell table:style-name="ce5" office:value-type="string">
            <text:p>A21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32]+10" office:value-type="float" office:value="220">
            <text:p>2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4]+10" office:value-type="float" office:value="230">
            <text:p>23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RELS</text:p>
          </table:table-cell>
          <table:table-cell table:style-name="ce5" table:formula="of:=[.B35]" office:value-type="string" office:string-value="TST_ARRAY9">
            <text:p>TST_ARRAY9</text:p>
          </table:table-cell>
          <table:table-cell table:style-name="ce5" office:value-type="string">
            <text:p>A22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ocid("TST_FAMGETTYPEDVALUE")</text:p>
          </table:table-cell>
          <table:table-cell table:style-name="ce5" table:formula="of:=[.H34]+10" office:value-type="float" office:value="230">
            <text:p>2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1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6]+10" office:value-type="float" office:value="240">
            <text:p>2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MS</text:p>
          </table:table-cell>
          <table:table-cell table:style-name="ce5" table:formula="of:=[.B37]" office:value-type="string" office:string-value="TST_ARRAY10">
            <text:p>TST_ARRAY10</text:p>
          </table:table-cell>
          <table:table-cell table:style-name="ce5" office:value-type="string">
            <text:p>A23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36]+10" office:value-type="float" office:value="240">
            <text:p>2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1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7]+10" office:value-type="float" office:value="250">
            <text:p>2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ORS</text:p>
          </table:table-cell>
          <table:table-cell table:style-name="ce5" table:formula="of:=[.B39]" office:value-type="string" office:string-value="TST_ARRAY11">
            <text:p>TST_ARRAY11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color</text:p>
          </table:table-cell>
          <table:table-cell table:style-name="ce5" table:formula="of:=[.H38]+10" office:value-type="float" office:value="250">
            <text:p>2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LONGTEXT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9]+10" office:value-type="float" office:value="260">
            <text:p>2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LONGTEXTS</text:p>
          </table:table-cell>
          <table:table-cell table:style-name="ce5" table:formula="of:=[.B41]" office:value-type="string" office:string-value="TST_T_LONGTEXT">
            <text:p>TST_T_LONGTEXT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40]+10" office:value-type="float" office:value="260">
            <text:p>2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NUMBERS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41]+10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S1</text:p>
          </table:table-cell>
          <table:table-cell table:style-name="ce5" office:value-type="string">
            <text:p>TST_T_NUMBERS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42]+10" office:value-type="float" office:value="270">
            <text:p>2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OUBLES1</text:p>
          </table:table-cell>
          <table:table-cell table:style-name="ce5" office:value-type="string">
            <text:p>TST_T_NUMBERS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ouble</text:p>
          </table:table-cell>
          <table:table-cell table:style-name="ce5" table:formula="of:=[.H43]+10" office:value-type="float" office:value="280">
            <text:p>2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TST_T_RELS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45]+10" office:value-type="float" office:value="290">
            <text:p>29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RELS2</text:p>
          </table:table-cell>
          <table:table-cell table:style-name="ce5" table:formula="of:=[.B46]" office:value-type="string" office:string-value="TST_T_RELS2">
            <text:p>TST_T_RELS2</text:p>
          </table:table-cell>
          <table:table-cell table:style-name="ce5" office:value-type="string">
            <text:p>A22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ocid("TST_FAMGETTYPEDVALUE")</text:p>
          </table:table-cell>
          <table:table-cell table:style-name="ce5" table:formula="of:=[.H45]+10" office:value-type="float" office:value="290">
            <text:p>2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multiple=yes</text:p>
          </table:table-cell>
          <table:table-cell table:style-name="ce5" table:number-columns-repeated="240"/>
          <table:table-cell table:number-columns-repeated="76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4"/>
          <table:table-cell table:style-name="ce12"/>
          <table:table-cell table:style-name="ce2" table:number-columns-repeated="250"/>
          <table:table-cell table:number-columns-repeated="768"/>
        </table:table-row>
        <table:table-row table:style-name="ro2" table:number-rows-repeated="3">
          <table:table-cell table:style-name="ce3" table:number-columns-repeated="5"/>
          <table:table-cell table:style-name="ce13"/>
          <table:table-cell table:style-name="ce3" table:number-columns-repeated="250"/>
          <table:table-cell table:number-columns-repeated="768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FAMGETTYPEDVALUE</text:p>
          </table:table-cell>
          <table:table-cell table:style-name="ce7" table:number-columns-repeated="2"/>
          <table:table-cell table:style-name="ce7" office:value-type="string">
            <text:p>TST_TITLE</text:p>
          </table:table-cell>
          <table:table-cell table:style-name="ce17" office:value-type="string">
            <text:p>TST_INT</text:p>
          </table:table-cell>
          <table:table-cell table:style-name="ce7" office:value-type="string">
            <text:p>TST_REL</text:p>
          </table:table-cell>
          <table:table-cell table:style-name="ce7" office:value-type="string">
            <text:p>TST_MONEY</text:p>
          </table:table-cell>
          <table:table-cell table:style-name="ce7" office:value-type="string">
            <text:p>TST_DOUBLE</text:p>
          </table:table-cell>
          <table:table-cell table:style-name="ce7" office:value-type="string">
            <text:p>TST_LONGTEXT</text:p>
          </table:table-cell>
          <table:table-cell table:style-name="ce7" table:number-columns-repeated="246"/>
          <table:table-cell table:style-name="ce21" table:number-columns-repeated="768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0</text:p>
          </table:table-cell>
          <table:table-cell table:style-name="ce8" table:number-columns-repeated="2"/>
          <table:table-cell table:style-name="ce18"/>
          <table:table-cell table:style-name="ce8" table:number-columns-repeated="250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1</text:p>
          </table:table-cell>
          <table:table-cell table:style-name="ce8"/>
          <table:table-cell table:style-name="ce8" office:value-type="string">
            <text:p>Titre Un</text:p>
          </table:table-cell>
          <table:table-cell table:style-name="ce18" office:value-type="float" office:value="1">
            <text:p>1</text:p>
          </table:table-cell>
          <table:table-cell table:style-name="ce8"/>
          <table:table-cell table:style-name="ce8" office:value-type="string">
            <text:p>2.54</text:p>
          </table:table-cell>
          <table:table-cell table:style-name="ce8" office:value-type="string">
            <text:p>3.1415926</text:p>
          </table:table-cell>
          <table:table-cell table:style-name="ce8" office:value-type="string">
            <text:p>Et\nLa suite...</text:p>
          </table:table-cell>
          <table:table-cell table:style-name="ce8" table:number-columns-repeated="246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2</text:p>
          </table:table-cell>
          <table:table-cell table:style-name="ce8"/>
          <table:table-cell table:style-name="ce8" office:value-type="string">
            <text:p>Titre Deux</text:p>
          </table:table-cell>
          <table:table-cell table:style-name="ce18" office:value-type="float" office:value="0">
            <text:p>0</text:p>
          </table:table-cell>
          <table:table-cell table:style-name="ce8" office:value-type="string">
            <text:p>TST_DOCTYPE1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-54.00</text:p>
          </table:table-cell>
          <table:table-cell table:style-name="ce8" office:value-type="string">
            <text:p>Texte long. Html tag &lt;BR&gt;.</text:p>
          </table:table-cell>
          <table:table-cell table:style-name="ce8" table:number-columns-repeated="246"/>
          <table:table-cell table:style-name="ce21" table:number-columns-repeated="768"/>
        </table:table-row>
        <table:table-row table:style-name="ro2">
          <table:table-cell table:style-name="ce9" table:number-columns-repeated="256"/>
          <table:table-cell table:style-name="ce21" table:number-columns-repeated="768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FAMGETTYPEDVALUE</text:p>
          </table:table-cell>
          <table:table-cell table:style-name="ce7" table:number-columns-repeated="2"/>
          <table:table-cell table:style-name="ce7" office:value-type="string">
            <text:p>TST_DATE</text:p>
          </table:table-cell>
          <table:table-cell table:style-name="ce17" office:value-type="string">
            <text:p>TST_TIME</text:p>
          </table:table-cell>
          <table:table-cell table:style-name="ce7" office:value-type="string">
            <text:p>TST_TIMESTAMP</text:p>
          </table:table-cell>
          <table:table-cell table:style-name="ce7" office:value-type="string">
            <text:p>TST_ENUM</text:p>
          </table:table-cell>
          <table:table-cell table:style-name="ce7" office:value-type="string">
            <text:p>TST_COLOR</text:p>
          </table:table-cell>
          <table:table-cell table:style-name="ce7" office:value-type="string">
            <text:p>TST_ENUMS</text:p>
          </table:table-cell>
          <table:table-cell table:style-name="ce7" office:value-type="string">
            <text:p>TST_INTS1</text:p>
          </table:table-cell>
          <table:table-cell table:style-name="ce7" office:value-type="string">
            <text:p>TST_DOUBLES1</text:p>
          </table:table-cell>
          <table:table-cell table:style-name="ce7" table:number-columns-repeated="244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1</text:p>
          </table:table-cell>
          <table:table-cell table:style-name="ce8"/>
          <table:table-cell table:style-name="ce10" office:value-type="date" office:date-value="2013-04-20">
            <text:p>2013-04-20</text:p>
          </table:table-cell>
          <table:table-cell table:style-name="ce18" office:value-type="string">
            <text:p>1:00</text:p>
          </table:table-cell>
          <table:table-cell table:style-name="ce18" office:value-type="string">
            <text:p>2013-09-30 10:00</text:p>
          </table:table-cell>
          <table:table-cell table:style-name="ce8" office:value-type="string">
            <text:p>a</text:p>
          </table:table-cell>
          <table:table-cell table:style-name="ce8" office:value-type="string">
            <text:p>#f3f</text:p>
          </table:table-cell>
          <table:table-cell table:style-name="ce8" office:value-type="string">
            <text:p>a\nb\nc</text:p>
          </table:table-cell>
          <table:table-cell table:style-name="ce8" office:value-type="string">
            <text:p>1\n2\n3</text:p>
          </table:table-cell>
          <table:table-cell table:style-name="ce8" table:number-columns-repeated="245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2</text:p>
          </table:table-cell>
          <table:table-cell table:style-name="ce8"/>
          <table:table-cell table:style-name="ce10" office:value-type="date" office:date-value="2020-05-23">
            <text:p>2020-05-23</text:p>
          </table:table-cell>
          <table:table-cell table:style-name="ce18" office:value-type="string">
            <text:p>14:17:43</text:p>
          </table:table-cell>
          <table:table-cell table:style-name="ce18" office:value-type="string">
            <text:p>2013-09-30 20:10:41</text:p>
          </table:table-cell>
          <table:table-cell table:style-name="ce8" office:value-type="string">
            <text:p>c</text:p>
          </table:table-cell>
          <table:table-cell table:style-name="ce8" office:value-type="string">
            <text:p>#50ED42</text:p>
          </table:table-cell>
          <table:table-cell table:style-name="ce8" office:value-type="string">
            <text:p>c\n\nb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\n5.6\n7.8</text:p>
          </table:table-cell>
          <table:table-cell table:style-name="ce8" table:number-columns-repeated="244"/>
          <table:table-cell table:style-name="ce21" table:number-columns-repeated="768"/>
        </table:table-row>
        <table:table-row table:style-name="ro2">
          <table:table-cell table:style-name="ce9" table:number-columns-repeated="5"/>
          <table:table-cell table:style-name="ce19"/>
          <table:table-cell table:style-name="ce9" table:number-columns-repeated="250"/>
          <table:table-cell table:style-name="ce21" table:number-columns-repeated="768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FAMGETTYPEDVALUE</text:p>
          </table:table-cell>
          <table:table-cell table:style-name="ce7" table:number-columns-repeated="2"/>
          <table:table-cell table:style-name="ce7" office:value-type="string">
            <text:p>TST_TEXTS</text:p>
          </table:table-cell>
          <table:table-cell table:style-name="ce17" office:value-type="string">
            <text:p>TST_INTS</text:p>
          </table:table-cell>
          <table:table-cell table:style-name="ce7" office:value-type="string">
            <text:p>TST_RELS</text:p>
          </table:table-cell>
          <table:table-cell table:style-name="ce7" office:value-type="string">
            <text:p>TST_MONEYS</text:p>
          </table:table-cell>
          <table:table-cell table:style-name="ce7" office:value-type="string">
            <text:p>TST_DOUBLES</text:p>
          </table:table-cell>
          <table:table-cell table:style-name="ce7" office:value-type="string">
            <text:p>TST_LONGTEXTS</text:p>
          </table:table-cell>
          <table:table-cell table:style-name="ce7" table:number-columns-repeated="246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1</text:p>
          </table:table-cell>
          <table:table-cell table:style-name="ce8"/>
          <table:table-cell table:style-name="ce8" office:value-type="string">
            <text:p>Un\nDeux</text:p>
          </table:table-cell>
          <table:table-cell table:style-name="ce18" office:value-type="string">
            <text:p>0</text:p>
          </table:table-cell>
          <table:table-cell/>
          <table:table-cell table:style-name="ce8" office:value-type="float" office:value="3">
            <text:p>3</text:p>
          </table:table-cell>
          <table:table-cell table:style-name="ce8" office:value-type="string">
            <text:p>-54.00</text:p>
          </table:table-cell>
          <table:table-cell table:style-name="ce8" office:value-type="string">
            <text:p>Un&lt;BR&gt;Deux\nTrois&lt;BR&gt;Quatre</text:p>
          </table:table-cell>
          <table:table-cell table:style-name="ce8" table:number-columns-repeated="246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2</text:p>
          </table:table-cell>
          <table:table-cell table:style-name="ce8"/>
          <table:table-cell table:style-name="ce8" office:value-type="string">
            <text:p>Un cheval noir\nEt un autre rouge</text:p>
          </table:table-cell>
          <table:table-cell table:style-name="ce18" office:value-type="string">
            <text:p>45\n3654\n-34</text:p>
          </table:table-cell>
          <table:table-cell table:style-name="ce8" office:value-type="string">
            <text:p>TST_DOCTYPE1\nTST_DOCTYPE0</text:p>
          </table:table-cell>
          <table:table-cell table:style-name="ce8" office:value-type="string">
            <text:p>2.54\n3\n2.718</text:p>
          </table:table-cell>
          <table:table-cell table:style-name="ce8" office:value-type="string">
            <text:p>3.1415926\n2.7182818\n1.61803398875</text:p>
          </table:table-cell>
          <table:table-cell table:style-name="ce8" office:value-type="string">
            <text:p>Alpha&lt;BR&gt;Béta\nA&lt;BR&gt;B&lt;BR&gt;C</text:p>
          </table:table-cell>
          <table:table-cell table:style-name="ce8" table:number-columns-repeated="246"/>
          <table:table-cell table:style-name="ce21" table:number-columns-repeated="768"/>
        </table:table-row>
        <table:table-row table:style-name="ro2">
          <table:table-cell table:style-name="ce9" table:number-columns-repeated="5"/>
          <table:table-cell table:style-name="ce19"/>
          <table:table-cell table:style-name="ce9" table:number-columns-repeated="250"/>
          <table:table-cell table:style-name="ce21" table:number-columns-repeated="768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FAMGETTYPEDVALUE</text:p>
          </table:table-cell>
          <table:table-cell table:style-name="ce7" table:number-columns-repeated="2"/>
          <table:table-cell table:style-name="ce7" office:value-type="string">
            <text:p>TST_DATES</text:p>
          </table:table-cell>
          <table:table-cell table:style-name="ce17" office:value-type="string">
            <text:p>TST_TIMES</text:p>
          </table:table-cell>
          <table:table-cell table:style-name="ce7" office:value-type="string">
            <text:p>TST_TIMESTAMPS</text:p>
          </table:table-cell>
          <table:table-cell table:style-name="ce7" office:value-type="string">
            <text:p>TST_ENUMMS</text:p>
          </table:table-cell>
          <table:table-cell table:style-name="ce7" office:value-type="string">
            <text:p>TST_COLORS</text:p>
          </table:table-cell>
          <table:table-cell table:style-name="ce7" office:value-type="string">
            <text:p>TST_RELS2</text:p>
          </table:table-cell>
          <table:table-cell table:style-name="ce7" table:number-columns-repeated="246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1</text:p>
          </table:table-cell>
          <table:table-cell table:style-name="ce8"/>
          <table:table-cell table:style-name="ce10" office:value-type="date" office:date-value="2013-04-20">
            <text:p>2013-04-20</text:p>
          </table:table-cell>
          <table:table-cell table:style-name="ce18" office:value-type="string">
            <text:p>10:00</text:p>
          </table:table-cell>
          <table:table-cell table:style-name="ce18" office:value-type="string">
            <text:p>2013-09-30 10:00</text:p>
          </table:table-cell>
          <table:table-cell table:style-name="ce8" office:value-type="string">
            <text:p>a</text:p>
          </table:table-cell>
          <table:table-cell table:style-name="ce8" office:value-type="string">
            <text:p>#f3f</text:p>
          </table:table-cell>
          <table:table-cell table:style-name="ce8" office:value-type="string">
            <text:p>TST_DOCTYPE0&lt;BR&gt;&lt;BR&gt;TST_DOCTYPE0\n&lt;BR&gt;TST_DOCTYPE0\n\nTST_DOCTYPE0</text:p>
          </table:table-cell>
          <table:table-cell table:style-name="ce8" table:number-columns-repeated="246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2</text:p>
          </table:table-cell>
          <table:table-cell table:style-name="ce8"/>
          <table:table-cell table:style-name="ce10" office:value-type="date" office:date-value="2020-05-23">
            <text:p>2020-05-23</text:p>
          </table:table-cell>
          <table:table-cell table:style-name="ce18" office:value-type="string">
            <text:p>4:7:3</text:p>
          </table:table-cell>
          <table:table-cell table:style-name="ce18" office:value-type="string">
            <text:p>2013-09-30 20:10:41</text:p>
          </table:table-cell>
          <table:table-cell table:style-name="ce8" office:value-type="string">
            <text:p>c</text:p>
          </table:table-cell>
          <table:table-cell table:style-name="ce8" office:value-type="string">
            <text:p>#50ED42</text:p>
          </table:table-cell>
          <table:table-cell table:style-name="ce8" office:value-type="string">
            <text:p>TST_DOCTYPE1&lt;BR&gt;TST_DOCTYPE0\nTST_DOCTYPE0\nTST_DOCTYPE1</text:p>
          </table:table-cell>
          <table:table-cell table:style-name="ce8" table:number-columns-repeated="246"/>
          <table:table-cell table:style-name="ce21" table:number-columns-repeated="768"/>
        </table:table-row>
        <table:table-row table:style-name="ro2" table:number-rows-repeated="20">
          <table:table-cell table:style-name="ce3" table:number-columns-repeated="5"/>
          <table:table-cell table:style-name="ce13"/>
          <table:table-cell table:style-name="ce3" table:number-columns-repeated="250"/>
          <table:table-cell table:number-columns-repeated="768"/>
        </table:table-row>
        <table:table-row table:style-name="ro2" table:number-rows-repeated="1048485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0/00/0000</text:date>, <text:time style:data-style-name="N2" text:time-value="0000-00-00T11:35:0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2T14:43:02</dc:date>
    <dc:creator>Éric Brison</dc:creator>
    <meta:generator>LibreOffice/3.6$Linux_x86 LibreOffice_project/360m1$Build-2</meta:generator>
    <meta:editing-duration>P1DT1H24M</meta:editing-duration>
    <meta:editing-cycles>75</meta:editing-cycles>
    <meta:document-statistic meta:table-count="1" meta:cell-count="572" meta:object-count="0"/>
  </office:meta>
</office:document-meta>
</file>